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Arial, Helvetica, Geneva, sans-serif"/>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tab/></text:p>
      <text:p text:style-name="Standard">What is the applicability of the program management discipline</text:p>
      <text:p text:style-name="Standard">Mark for Review </text:p>
      <text:p text:style-name="Standard">1 Points</text:p>
      <text:p text:style-name="Standard"><text:tab/><text:tab/><text:tab/>T&amp;M projects<text:tab/></text:p>
      <text:p text:style-name="Standard"><text:tab/><text:tab/><text:tab/>Pre sales projects<text:tab/></text:p>
      <text:p text:style-name="Standard"><text:tab/><text:tab/><text:tab/>Maintenance Projects<text:tab/></text:p>
      <text:p text:style-name="Standard"><text:tab/><text:tab/><text:tab/>All the options (*)</text:p>
      <text:p text:style-name="Standard"/>
      <text:p text:style-name="Standard">2. <text:tab/></text:p>
      <text:p text:style-name="Standard">What is the purpose of Refactoring the code</text:p>
      <text:p text:style-name="Standard">Mark for Review </text:p>
      <text:p text:style-name="Standard">1 Points</text:p>
      <text:p text:style-name="Standard"><text:tab/><text:tab/><text:tab/>All the options (*)<text:tab/></text:p>
      <text:p text:style-name="Standard"><text:tab/><text:tab/><text:tab/>Improve Communication<text:tab/></text:p>
      <text:p text:style-name="Standard"><text:tab/><text:tab/><text:tab/>Simplify the Code<text:tab/></text:p>
      <text:p text:style-name="Standard"><text:tab/><text:tab/><text:tab/>Add Flexibility<text:tab/></text:p>
      <text:p text:style-name="Standard"><text:tab/><text:tab/><text:tab/><text:tab/></text:p>
      <text:p text:style-name="Standard"/>
      <text:p text:style-name="Standard"/>
      <text:p text:style-name="Standard">3. Identify the activity that will NOT lead to a change request</text:p>
      <text:p text:style-name="Standard">Mark for Review </text:p>
      <text:p text:style-name="Standard">1 Points</text:p>
      <text:p text:style-name="Standard"><text:tab/><text:tab/><text:tab/>QA Testing<text:tab/></text:p>
      <text:p text:style-name="Standard"><text:tab/><text:tab/><text:tab/>Client Requirement<text:tab/></text:p>
      <text:p text:style-name="Standard"><text:tab/><text:tab/><text:tab/>Code Review<text:tab/></text:p>
      <text:p text:style-name="Standard"><text:tab/><text:tab/><text:tab/>None of the Options (*)</text:p>
      <text:p text:style-name="Standard"/>
      <text:p text:style-name="Standard"/>
      <text:p text:style-name="Standard"><text:soft-page-break/>4. <text:tab/></text:p>
      <text:p text:style-name="Standard">When should a Configuration Management Plan be available for the project team?</text:p>
      <text:p text:style-name="Standard">Mark for Review </text:p>
      <text:p text:style-name="Standard">1 Points</text:p>
      <text:p text:style-name="Standard"><text:tab/><text:tab/><text:tab/>During the Construction Phase<text:tab/></text:p>
      <text:p text:style-name="Standard"><text:tab/><text:tab/><text:tab/>During the Elaboration Phase<text:tab/></text:p>
      <text:p text:style-name="Standard"><text:tab/><text:tab/><text:tab/>By beginning of Elaboration Phase (*)<text:tab/></text:p>
      <text:p text:style-name="Standard"><text:tab/><text:tab/><text:tab/>Before the construction phase</text:p>
      <text:p text:style-name="Standard"/>
      <text:p text:style-name="Standard"/>
      <text:p text:style-name="Standard">5. <text:tab/></text:p>
      <text:p text:style-name="Standard">Sudha is to lead a project for a client in Japan. Language constraint is identified as a key challenge in the requirement gathering phase. What is the MOST effective method to be adopted</text:p>
      <text:p text:style-name="Standard">Mark for Review </text:p>
      <text:p text:style-name="Standard">1 Points</text:p>
      <text:p text:style-name="Standard"><text:tab/><text:tab/><text:tab/>Configure extra time for gathering requirements<text:tab/></text:p>
      <text:p text:style-name="Standard"><text:tab/><text:tab/><text:tab/>Recruit a local business analyst<text:tab/></text:p>
      <text:p text:style-name="Standard"><text:tab/><text:tab/><text:tab/>Japanese Language training for her key team members<text:tab/></text:p>
      <text:p text:style-name="Standard"><text:tab/><text:tab/><text:tab/>Usage of "Use Case Diagramming Method (*)</text:p>
      <text:p text:style-name="Standard"/>
      <text:p text:style-name="Standard"/>
      <text:p text:style-name="Standard">6. <text:tab/></text:p>
      <text:p text:style-name="Standard">What is the PRIMARY intent of an account delivery review?</text:p>
      <text:p text:style-name="Standard">Mark for Review </text:p>
      <text:p text:style-name="Standard">1 Points</text:p>
      <text:p text:style-name="Standard"><text:tab/><text:tab/><text:tab/>To ensure senior management attention for high risk items<text:tab/></text:p>
      <text:p text:style-name="Standard"><text:tab/><text:tab/><text:tab/>To review projects which have effort or schedule variances greater than 20%<text:tab/></text:p>
      <text:p text:style-name="Standard"><text:tab/><text:tab/><text:tab/>To provide a platform for knowledge sharing within an account<text:tab/></text:p>
      <text:p text:style-name="Standard"><text:tab/><text:tab/><text:tab/>To review and provide management support to meet delivery (*)<text:tab/></text:p>
      <text:p text:style-name="Standard"><text:soft-page-break/><text:tab/><text:tab/><text:tab/><text:tab/></text:p>
      <text:p text:style-name="Standard"/>
      <text:p text:style-name="Standard">7. <text:tab/></text:p>
      <text:p text:style-name="Standard">What is of LEAST importance as an input to process improvement initiatives</text:p>
      <text:p text:style-name="Standard">Mark for Review </text:p>
      <text:p text:style-name="Standard">1 Points</text:p>
      <text:p text:style-name="Standard"><text:tab/><text:tab/><text:tab/>QA Testing reports<text:tab/></text:p>
      <text:p text:style-name="Standard"><text:tab/><text:tab/><text:tab/>Internal Audit Report<text:tab/></text:p>
      <text:p text:style-name="Standard"><text:tab/><text:tab/><text:tab/>Team Score Card (*)<text:tab/></text:p>
      <text:p text:style-name="Standard"><text:tab/><text:tab/><text:tab/>Project Risk List</text:p>
      <text:p text:style-name="Standard"/>
      <text:p text:style-name="Standard"/>
      <text:p text:style-name="Standard">8. <text:tab/></text:p>
      <text:p text:style-name="Standard">What is NOT a prerequisite for initiating test at client site?</text:p>
      <text:p text:style-name="Standard">Mark for Review </text:p>
      <text:p text:style-name="Standard">1 Points</text:p>
      <text:p text:style-name="Standard"><text:tab/><text:tab/><text:tab/>Automated Defect tracking mechanism (*)<text:tab/></text:p>
      <text:p text:style-name="Standard"><text:tab/><text:tab/><text:tab/>Availability of relevant support software<text:tab/></text:p>
      <text:p text:style-name="Standard"><text:tab/><text:tab/><text:tab/>Availability of relevant infrastructure<text:tab/></text:p>
      <text:p text:style-name="Standard"><text:tab/><text:tab/><text:tab/>Agreed upon Test Environment Configuration</text:p>
      <text:p text:style-name="Standard"/>
      <text:p text:style-name="Standard">9. <text:tab/></text:p>
      <text:p text:style-name="Standard">What is TRUE about tailoring a PTR?</text:p>
      <text:p text:style-name="Standard">Mark for Review </text:p>
      <text:p text:style-name="Standard">1 Points</text:p>
      <text:p text:style-name="Standard"><text:tab/><text:tab/><text:tab/>PTR is approved by the Delivery Head<text:tab/></text:p>
      <text:p text:style-name="Standard"><text:tab/><text:tab/><text:tab/>PTR is not applicable when Client templates are being followed<text:tab/></text:p>
      <text:p text:style-name="Standard"><text:tab/><text:tab/><text:tab/>All Disciplines must be included<text:tab/></text:p>
      <text:p text:style-name="Standard"><text:tab/><text:tab/><text:tab/>PTR can be modified during the course of the project (*)<text:tab/></text:p>
      <text:p text:style-name="Standard"><text:soft-page-break/><text:tab/><text:tab/><text:tab/><text:tab/></text:p>
      <text:p text:style-name="Standard"/>
      <text:p text:style-name="Standard">10. <text:tab/></text:p>
      <text:p text:style-name="Standard">What is NOT a key criteria for evaluating adequacy of a requirement statement</text:p>
      <text:p text:style-name="Standard">Mark for Review </text:p>
      <text:p text:style-name="Standard">1 Points</text:p>
      <text:p text:style-name="Standard"><text:tab/><text:tab/><text:tab/>Simple<text:tab/></text:p>
      <text:p text:style-name="Standard"><text:tab/><text:tab/><text:tab/>Secure (*)<text:tab/></text:p>
      <text:p text:style-name="Standard"><text:tab/><text:tab/><text:tab/>Accurate<text:tab/></text:p>
      <text:p text:style-name="Standard"><text:tab/><text:tab/><text:tab/>Verifiable</text:p>
      <text:p text:style-name="Standard"/>
      <text:p text:style-name="Standard">11. <text:tab/></text:p>
      <text:p text:style-name="Standard">Identify what is NOT tracked normally as a part of Project Status Reviews</text:p>
      <text:p text:style-name="Standard">Mark for Review </text:p>
      <text:p text:style-name="Standard">1 Points</text:p>
      <text:p text:style-name="Standard"><text:tab/><text:tab/><text:tab/>Team Score Card (*)<text:tab/></text:p>
      <text:p text:style-name="Standard"><text:tab/><text:tab/><text:tab/>Work Completion<text:tab/></text:p>
      <text:p text:style-name="Standard"><text:tab/><text:tab/><text:tab/>Variation of effort and schedule<text:tab/></text:p>
      <text:p text:style-name="Standard"><text:tab/><text:tab/><text:tab/>Risks and Issues</text:p>
      <text:p text:style-name="Standard"/>
      <text:p text:style-name="Standard">12. <text:tab/></text:p>
      <text:p text:style-name="Standard">What is the BEST method for preparation of User Manual</text:p>
      <text:p text:style-name="Standard">Mark for Review </text:p>
      <text:p text:style-name="Standard">1 Points</text:p>
      <text:p text:style-name="Standard"><text:tab/><text:tab/><text:tab/>Prepared by Project Sponsor with help of the Business Analyst<text:tab/></text:p>
      <text:p text:style-name="Standard"><text:tab/><text:tab/><text:tab/>Prepared by End User with the help of the team<text:tab/></text:p>
      <text:p text:style-name="Standard"><text:tab/><text:tab/><text:tab/>Prepared by the technical writer with inputs from the team (*)<text:tab/></text:p>
      <text:p text:style-name="Standard"><text:tab/><text:tab/><text:tab/>Prepared by the Technical Lead in consultation with the project manager</text:p>
      <text:p text:style-name="Standard"/>
      <text:p text:style-name="Standard"><text:soft-page-break/>13. <text:tab/></text:p>
      <text:p text:style-name="Standard">Which of the following activities is NOT owned by PM?</text:p>
      <text:p text:style-name="Standard">Mark for Review </text:p>
      <text:p text:style-name="Standard">1 Points</text:p>
      <text:p text:style-name="Standard"><text:tab/><text:tab/><text:tab/>Establish estimates<text:tab/></text:p>
      <text:p text:style-name="Standard"><text:tab/><text:tab/><text:tab/>Publish Account Status Report (*)<text:tab/></text:p>
      <text:p text:style-name="Standard"><text:tab/><text:tab/><text:tab/>Conduct client satisfaction survey<text:tab/></text:p>
      <text:p text:style-name="Standard"><text:tab/><text:tab/><text:tab/>Perform Root cause analysis3</text:p>
      <text:p text:style-name="Standard"/>
      <text:p text:style-name="Standard"><text:tab/>14. <text:tab/></text:p>
      <text:p text:style-name="Standard">Project Approach Document is owned by:</text:p>
      <text:p text:style-name="Standard">Mark for Review </text:p>
      <text:p text:style-name="Standard">1 Points</text:p>
      <text:p text:style-name="Standard"><text:tab/><text:tab/><text:tab/>Project Manager (*)<text:tab/></text:p>
      <text:p text:style-name="Standard"><text:tab/><text:tab/><text:tab/>Project Sponsor<text:tab/></text:p>
      <text:p text:style-name="Standard"><text:tab/><text:tab/><text:tab/>Project Leader<text:tab/></text:p>
      <text:p text:style-name="Standard"><text:tab/><text:tab/><text:tab/>Account Owner</text:p>
      <text:p text:style-name="Standard"/>
      <text:p text:style-name="Standard"/>
      <text:p text:style-name="Standard">15. <text:tab/></text:p>
      <text:p text:style-name="Standard">A project manager decides to identify and map dependent requirements. Which artifact would be an output of this</text:p>
      <text:p text:style-name="Standard">Mark for Review </text:p>
      <text:p text:style-name="Standard">1 Points</text:p>
      <text:p text:style-name="Standard"><text:tab/><text:tab/><text:tab/>Scope and Traceability Matrix (*)<text:tab/></text:p>
      <text:p text:style-name="Standard"><text:tab/><text:tab/><text:tab/>BRS Log<text:tab/></text:p>
      <text:p text:style-name="Standard"><text:tab/><text:tab/><text:tab/>Detail Software Requirement Specification<text:tab/></text:p>
      <text:p text:style-name="Standard"><text:tab/><text:tab/><text:tab/>Business Requirement Specification</text:p>
      <text:p text:style-name="Standard"/>
      <text:p text:style-name="Standard"><text:soft-page-break/>16. <text:tab/></text:p>
      <text:p text:style-name="Standard">Identify the discipline on which the integrity of the "Integrate System" is PRIMARILY dependent on</text:p>
      <text:p text:style-name="Standard">Mark for Review </text:p>
      <text:p text:style-name="Standard">1 Points</text:p>
      <text:p text:style-name="Standard"><text:tab/><text:tab/><text:tab/>Configuration Management (*)<text:tab/></text:p>
      <text:p text:style-name="Standard"><text:tab/><text:tab/><text:tab/>Project Management<text:tab/></text:p>
      <text:p text:style-name="Standard"><text:tab/><text:tab/><text:tab/>Analysis and Design<text:tab/></text:p>
      <text:p text:style-name="Standard"><text:tab/><text:tab/><text:tab/>Implementation</text:p>
      <text:p text:style-name="Standard"/>
      <text:p text:style-name="Standard"/>
      <text:p text:style-name="Standard"><text:tab/>17. <text:tab/></text:p>
      <text:p text:style-name="Standard">A website is developed and delivered to a retail client. The customer comes back informing that the website is as per the functional requirements agreed upon but the website crashes when more than 500 users login at the same time. This issue could have been prevented if:</text:p>
      <text:p text:style-name="Standard">Mark for Review </text:p>
      <text:p text:style-name="Standard">1 Points</text:p>
      <text:p text:style-name="Standard"><text:tab/><text:tab/><text:tab/>Requirements development was detailed with complete information on non functional requirements (NFRs) (*)<text:tab/></text:p>
      <text:p text:style-name="Standard"><text:tab/><text:tab/><text:tab/>There is no issue as the client did not specify this requirement<text:tab/></text:p>
      <text:p text:style-name="Standard"><text:tab/><text:tab/><text:tab/>Allocated requirements adhered to the design<text:tab/></text:p>
      <text:p text:style-name="Standard"><text:tab/><text:tab/><text:tab/>Product was tested exhaustively</text:p>
      <text:p text:style-name="Standard"/>
      <text:p text:style-name="Standard">18. <text:tab/></text:p>
      <text:p text:style-name="Standard">What is verification and validation?</text:p>
      <text:p text:style-name="Standard">Mark for Review </text:p>
      <text:p text:style-name="Standard">1 Points</text:p>
      <text:p text:style-name="Standard"><text:tab/><text:tab/><text:tab/>"Build the product right" and "Build the right product" (*)<text:tab/></text:p>
      <text:p text:style-name="Standard"><text:tab/><text:tab/><text:tab/>Verification is "Reviews" and Validation is "Testing"<text:tab/></text:p>
      <text:p text:style-name="Standard"><text:tab/><text:tab/><text:tab/>Both are reviews/testing but Validation is internal and verification is external<text:tab/></text:p>
      <text:p text:style-name="Standard"><text:tab/><text:tab/><text:tab/>"Build the right product" and "Build the product right"</text:p>
      <text:p text:style-name="Standard"><text:soft-page-break/></text:p>
      <text:p text:style-name="Standard">19. <text:tab/></text:p>
      <text:p text:style-name="Standard">Which document contains the naming conventions for the database tables to be used in the project?</text:p>
      <text:p text:style-name="Standard">Mark for Review </text:p>
      <text:p text:style-name="Standard">1 Points</text:p>
      <text:p text:style-name="Standard"><text:tab/><text:tab/><text:tab/>Detailed Software Technical Design Document<text:tab/></text:p>
      <text:p text:style-name="Standard"><text:tab/><text:tab/><text:tab/>Project Engineering Guideline (*)<text:tab/></text:p>
      <text:p text:style-name="Standard"><text:tab/><text:tab/><text:tab/>Project Approach Document<text:tab/></text:p>
      <text:p text:style-name="Standard"><text:tab/><text:tab/><text:tab/>Technology Standards at Virtusa</text:p>
      <text:p text:style-name="Standard"/>
      <text:p text:style-name="Standard">20. <text:tab/></text:p>
      <text:p text:style-name="Standard">Sumathi is the Quality Partner for a Project. What is Sumathi's role in developing the PTR for the project</text:p>
      <text:p text:style-name="Standard">Mark for Review </text:p>
      <text:p text:style-name="Standard">1 Points</text:p>
      <text:p text:style-name="Standard"><text:tab/><text:tab/><text:tab/>Review PTR (*)<text:tab/></text:p>
      <text:p text:style-name="Standard"><text:tab/><text:tab/><text:tab/>Modifies the PTR<text:tab/></text:p>
      <text:p text:style-name="Standard"><text:tab/><text:tab/><text:tab/>Maintain PTR<text:tab/></text:p>
      <text:p text:style-name="Standard"><text:tab/><text:tab/><text:tab/>Publish the PTR</text:p>
      <text:p text:style-name="Standard"/>
      <text:p text:style-name="Standard">21. <text:tab/></text:p>
      <text:p text:style-name="Standard">A PM is regularly tracking the work performed through planned reviews as stated in the Project Approach Document. The PM also ensures regular customer reporting on the work performed. Which activity is the PM performing?</text:p>
      <text:p text:style-name="Standard">Mark for Review </text:p>
      <text:p text:style-name="Standard">1 Points</text:p>
      <text:p text:style-name="Standard"><text:tab/><text:tab/><text:tab/>Initiate Project<text:tab/></text:p>
      <text:p text:style-name="Standard"><text:tab/><text:tab/><text:tab/>Execute project<text:tab/></text:p>
      <text:p text:style-name="Standard"><text:tab/><text:tab/><text:tab/>Monitor Project Status (*)<text:tab/></text:p>
      <text:p text:style-name="Standard"><text:tab/><text:tab/><text:tab/>Project Closure</text:p>
      <text:p text:style-name="Standard"><text:soft-page-break/></text:p>
      <text:p text:style-name="Standard">22. <text:tab/></text:p>
      <text:p text:style-name="Standard">At the end of an audit, who is responsible for classification of the findings as Major NC / Minor NC and AFI</text:p>
      <text:p text:style-name="Standard">Mark for Review </text:p>
      <text:p text:style-name="Standard">1 Points</text:p>
      <text:p text:style-name="Standard"><text:tab/><text:tab/><text:tab/>The PQA of the project along with the internal audit team<text:tab/></text:p>
      <text:p text:style-name="Standard"><text:tab/><text:tab/><text:tab/>Project Manager, Account Owner and Auditors collectively<text:tab/></text:p>
      <text:p text:style-name="Standard"><text:tab/><text:tab/><text:tab/>The Auditors in consultation with Account Quality Partner<text:tab/></text:p>
      <text:p text:style-name="Standard"><text:tab/><text:tab/><text:tab/>The Auditors as per guidelines provided in the GIP (*)</text:p>
      <text:p text:style-name="Standard"/>
      <text:p text:style-name="Standard">23. <text:tab/></text:p>
      <text:p text:style-name="Standard">While performing the Detailed Design of a system, significant number of requirement related changes arise. What could have BEST avoided this situation</text:p>
      <text:p text:style-name="Standard">Mark for Review </text:p>
      <text:p text:style-name="Standard">1 Points</text:p>
      <text:p text:style-name="Standard"><text:tab/><text:tab/><text:tab/>SARB review should have been done on requirements<text:tab/></text:p>
      <text:p text:style-name="Standard"><text:tab/><text:tab/><text:tab/>System Analysis should have considered preliminary design implication (*)<text:tab/></text:p>
      <text:p text:style-name="Standard"><text:tab/><text:tab/><text:tab/>Non-functional requirements should have been captured better<text:tab/></text:p>
      <text:p text:style-name="Standard"><text:tab/><text:tab/><text:tab/>Requirements should have been reviewed by the technical architect</text:p>
      <text:p text:style-name="Standard"/>
      <text:p text:style-name="Standard">24. <text:tab/></text:p>
      <text:p text:style-name="Standard">In a typical acceptance plan, with whom should Execution of acceptance test reside?</text:p>
      <text:p text:style-name="Standard">Mark for Review </text:p>
      <text:p text:style-name="Standard">1 Points</text:p>
      <text:p text:style-name="Standard"><text:tab/><text:tab/><text:tab/>Business Quality partner<text:tab/></text:p>
      <text:p text:style-name="Standard"><text:tab/><text:tab/><text:tab/>Project Manager<text:tab/></text:p>
      <text:p text:style-name="Standard"><text:tab/><text:tab/><text:tab/>Client (*)<text:tab/></text:p>
      <text:p text:style-name="Standard"><text:tab/><text:tab/><text:tab/>Test Lead<text:tab/></text:p>
      <text:p text:style-name="Standard"><text:soft-page-break/><text:tab/><text:tab/><text:tab/><text:tab/></text:p>
      <text:p text:style-name="Standard"/>
      <text:p text:style-name="Standard">25. <text:tab/></text:p>
      <text:p text:style-name="Standard">The delivery review team was meeting once in a month to review the Project progress. It has been decided that this meeting will be held on a Fortnightly basis. Which one of the following is likely to get updated by this decision?</text:p>
      <text:p text:style-name="Standard">Mark for Review </text:p>
      <text:p text:style-name="Standard">1 Points</text:p>
      <text:p text:style-name="Standard"><text:tab/><text:tab/><text:tab/>Communication Management Plan (*)<text:tab/></text:p>
      <text:p text:style-name="Standard"><text:tab/><text:tab/><text:tab/>Communication technology<text:tab/></text:p>
      <text:p text:style-name="Standard"><text:tab/><text:tab/><text:tab/>Issue Logs<text:tab/></text:p>
      <text:p text:style-name="Standard"><text:tab/><text:tab/><text:tab/>Staffing Management Plan</text:p>
      <text:p text:style-name="Standard"/>
      <text:p text:style-name="Standard">26. <text:tab/></text:p>
      <text:p text:style-name="Standard">Due to time constraint the team <text:s/>has only limited time to close comments arising out of the workproduct audit. What should be the BEST consideration to identify the subset of comments for closure?</text:p>
      <text:p text:style-name="Standard">Mark for Review </text:p>
      <text:p text:style-name="Standard">1 Points</text:p>
      <text:p text:style-name="Standard"><text:tab/><text:tab/><text:tab/>All comments that are related to processing codes need to be fixed<text:tab/></text:p>
      <text:p text:style-name="Standard"><text:tab/><text:tab/><text:tab/>All comments whose impact on non-implementation is high needs to be closed (*)<text:tab/></text:p>
      <text:p text:style-name="Standard"><text:tab/><text:tab/><text:tab/>All comments excluding comments related to code documentation need to be closed<text:tab/></text:p>
      <text:p text:style-name="Standard"><text:tab/><text:tab/><text:tab/>All comments that are related to end user reports need to be closed</text:p>
      <text:p text:style-name="Standard"/>
      <text:p text:style-name="Standard">27. <text:tab/></text:p>
      <text:p text:style-name="Standard">Who conducts the Inception review in a project?</text:p>
      <text:p text:style-name="Standard">Mark for Review </text:p>
      <text:p text:style-name="Standard">1 Points</text:p>
      <text:p text:style-name="Standard"><text:tab/><text:tab/><text:tab/>Team Lead<text:tab/></text:p>
      <text:p text:style-name="Standard"><text:soft-page-break/><text:tab/><text:tab/><text:tab/>Project Manager<text:tab/></text:p>
      <text:p text:style-name="Standard"><text:tab/><text:tab/><text:tab/>Account Manager<text:tab/></text:p>
      <text:p text:style-name="Standard"><text:tab/><text:tab/><text:tab/>Quality Partner (*)</text:p>
      <text:p text:style-name="Standard"/>
      <text:p text:style-name="Standard">28. <text:tab/></text:p>
      <text:p text:style-name="Standard">What is NOT true with respect to Metrics Council</text:p>
      <text:p text:style-name="Standard">Mark for Review </text:p>
      <text:p text:style-name="Standard">1 Points</text:p>
      <text:p text:style-name="Standard"><text:tab/><text:tab/><text:tab/>PQA group reviews the metrics<text:tab/></text:p>
      <text:p text:style-name="Standard"><text:tab/><text:tab/><text:tab/>Metrics Council lead is a dedicated person (*)<text:tab/></text:p>
      <text:p text:style-name="Standard"><text:tab/><text:tab/><text:tab/>It has participation from PM and above<text:tab/></text:p>
      <text:p text:style-name="Standard"><text:tab/><text:tab/><text:tab/>Account owners review PPB</text:p>
      <text:p text:style-name="Standard"/>
      <text:p text:style-name="Standard"/>
      <text:p text:style-name="Standard">29. <text:tab/></text:p>
      <text:p text:style-name="Standard">One of the teams just finished a very challenging and unique project with high CDI. Unfortunately when a similar project came up, the project manager for the previous project executed had left. No one was aware of what needs to be done and how, what value adds could be provided to the client. What should have the PM done to ensure proper preservation of knowledge on project success/failure/lessons learnt/value add to customer?</text:p>
      <text:p text:style-name="Standard">Mark for Review </text:p>
      <text:p text:style-name="Standard">1 Points</text:p>
      <text:p text:style-name="Standard"><text:tab/><text:tab/><text:tab/>Conduct meeting with all stakeholders and present the project details<text:tab/></text:p>
      <text:p text:style-name="Standard"><text:tab/><text:tab/><text:tab/>Document project audit results/performance results<text:tab/></text:p>
      <text:p text:style-name="Standard"><text:tab/><text:tab/><text:tab/>Create and submit the Project Closure Report and Project Case Study documents (*)<text:tab/></text:p>
      <text:p text:style-name="Standard"><text:tab/><text:tab/><text:tab/>None of the options</text:p>
      <text:p text:style-name="Standard"/>
      <text:p text:style-name="Standard">30. <text:tab/></text:p>
      <text:p text:style-name="Standard">All these are valid expectation from an implementation model EXCEPT:</text:p>
      <text:p text:style-name="Standard"><text:soft-page-break/>Mark for Review </text:p>
      <text:p text:style-name="Standard">1 Points</text:p>
      <text:p text:style-name="Standard"><text:tab/><text:tab/><text:tab/>Unnecessary dependencies on lower-layer subsystems have been eliminated<text:tab/></text:p>
      <text:p text:style-name="Standard"><text:tab/><text:tab/><text:tab/>The amount of source code is consistent with the expectation based on the number of design classes<text:tab/></text:p>
      <text:p text:style-name="Standard"><text:tab/><text:tab/><text:tab/>Number of implementation layers is less than ten (*)<text:tab/></text:p>
      <text:p text:style-name="Standard"><text:tab/><text:tab/><text:tab/>The workload for the Implementation Team is balanced</text:p>
      <text:p text:style-name="Standard"/>
      <text:p text:style-name="Standard">1. <text:s/>A project manager is reviewing risks and issues in a project in one of the status reviews. Which activity is he performing and in which project management phase</text:p>
      <text:p text:style-name="Standard"><text:s/>Mark for Review </text:p>
      <text:p text:style-name="Standard">1 Points </text:p>
      <text:p text:style-name="Standard"><text:s text:c="3"/>Manage Risks and Issues, Execute the Project <text:s/></text:p>
      <text:p text:style-name="Standard"><text:s text:c="3"/>Manage risks, Initiate project <text:s/></text:p>
      <text:p text:style-name="Standard"><text:s text:c="3"/>Manage Risks and Issues, Project Monitoring and control (*) <text:s/></text:p>
      <text:p text:style-name="Standard"><text:s text:c="3"/>Manage communication, Plan the Project </text:p>
      <text:p text:style-name="Standard"/>
      <text:p text:style-name="Standard"/>
      <text:p text:style-name="Standard">2. <text:s/>According to GIP, there are _______ number of severity levels assigned to defects.</text:p>
      <text:p text:style-name="Standard"><text:s/>Mark for Review </text:p>
      <text:p text:style-name="Standard">1 Points </text:p>
      <text:p text:style-name="Standard"><text:s text:c="3"/>3 <text:s/></text:p>
      <text:p text:style-name="Standard"><text:s text:c="3"/>2 <text:s/></text:p>
      <text:p text:style-name="Standard"><text:s text:c="3"/>4 (*) <text:s/></text:p>
      <text:p text:style-name="Standard"><text:s text:c="3"/>5 </text:p>
      <text:p text:style-name="Standard"/>
      <text:p text:style-name="Standard">3. <text:s/>Who is responsible for conducting Contract Compliance review</text:p>
      <text:p text:style-name="Standard"><text:s/>Mark for Review </text:p>
      <text:p text:style-name="Standard">1 Points </text:p>
      <text:p text:style-name="Standard"><text:soft-page-break/><text:s text:c="3"/>Delivery Head <text:s/></text:p>
      <text:p text:style-name="Standard"><text:s text:c="3"/>BU Quality Partner <text:s/></text:p>
      <text:p text:style-name="Standard"><text:s text:c="3"/>Account Owner (*) <text:s/></text:p>
      <text:p text:style-name="Standard"><text:s text:c="3"/>Project Manager </text:p>
      <text:p text:style-name="Standard"/>
      <text:p text:style-name="Standard">4. <text:s/>The effort estimate is derived by</text:p>
      <text:p text:style-name="Standard"><text:s/>Mark for Review </text:p>
      <text:p text:style-name="Standard">1 Points </text:p>
      <text:p text:style-name="Standard"><text:s text:c="3"/>Using the formula - Total resource*Hours of planned work+ (Buffer) <text:s/></text:p>
      <text:p text:style-name="Standard"><text:s text:c="3"/>Applying effort to Size estimates of the project <text:s/></text:p>
      <text:p text:style-name="Standard"><text:s text:c="3"/>Applying productivity value to the size estimates of the project (*) <text:s/></text:p>
      <text:p text:style-name="Standard"><text:s text:c="3"/>Using any of the above choices </text:p>
      <text:p text:style-name="Standard"/>
      <text:p text:style-name="Standard">5. <text:s/>Identify what is NOT an activity of the Process Management Discipline</text:p>
      <text:p text:style-name="Standard"><text:s/>Mark for Review </text:p>
      <text:p text:style-name="Standard">1 Points </text:p>
      <text:p text:style-name="Standard"><text:s text:c="3"/>Deploy Process <text:s/></text:p>
      <text:p text:style-name="Standard"><text:s text:c="3"/>Monitor and Control SPI <text:s/></text:p>
      <text:p text:style-name="Standard"><text:s text:c="3"/>Monitor Project Audit Results (*) <text:s/></text:p>
      <text:p text:style-name="Standard"><text:s text:c="3"/>Establish Process Performance Model </text:p>
      <text:p text:style-name="Standard"/>
      <text:p text:style-name="Standard">6. <text:s/>Sumathy is testing her unit. She has detected four errors in the first round of testing. She has completed the defect fixing. What should be the appropriate action to be taken now</text:p>
      <text:p text:style-name="Standard"><text:s/>Mark for Review </text:p>
      <text:p text:style-name="Standard">1 Points </text:p>
      <text:p text:style-name="Standard"><text:s text:c="3"/>Sumathy should request a peer to perform defect closure testing <text:s/></text:p>
      <text:p text:style-name="Standard"><text:s text:c="3"/>Sumathy should test the four test cases to ensure defects are closed <text:s/></text:p>
      <text:p text:style-name="Standard"><text:s text:c="3"/>Sumathy should update the test log for tracking of defect closure <text:s/></text:p>
      <text:p text:style-name="Standard"><text:s text:c="3"/>Sumathy should subject her unit to another round of developer testing (*) </text:p>
      <text:p text:style-name="Standard"><text:soft-page-break/></text:p>
      <text:p text:style-name="Standard"/>
      <text:p text:style-name="Standard">7. <text:s/>What is NOT normally contained in an installation guide?</text:p>
      <text:p text:style-name="Standard"><text:s/>Mark for Review </text:p>
      <text:p text:style-name="Standard">1 Points </text:p>
      <text:p text:style-name="Standard"><text:s text:c="3"/>User Side Operator Details (*) <text:s/></text:p>
      <text:p text:style-name="Standard"><text:s text:c="3"/>FAQ <text:s/></text:p>
      <text:p text:style-name="Standard"><text:s text:c="3"/>Contact id for queries <text:s/></text:p>
      <text:p text:style-name="Standard"><text:s text:c="3"/>Troubleshooting information </text:p>
      <text:p text:style-name="Standard"/>
      <text:p text:style-name="Standard">8. <text:s/>As per GIP, inception review is to take place</text:p>
      <text:p text:style-name="Standard"><text:s/>Mark for Review </text:p>
      <text:p text:style-name="Standard">1 Points </text:p>
      <text:p text:style-name="Standard"><text:s text:c="3"/>There is no fixed time frame for inception review <text:s/></text:p>
      <text:p text:style-name="Standard"><text:s text:c="3"/>Along with occurrence of the first milestone <text:s/></text:p>
      <text:p text:style-name="Standard"><text:s text:c="3"/>Along with the internal kick off meeting <text:s/></text:p>
      <text:p text:style-name="Standard"><text:s text:c="3"/>By the 10th working day of the project start (*) </text:p>
      <text:p text:style-name="Standard"/>
      <text:p text:style-name="Standard"/>
      <text:p text:style-name="Standard">9. <text:s/>The Process Tailoring Record, an artifact of the Environment Discipline is optional for which type of Project</text:p>
      <text:p text:style-name="Standard">a) Small Enhancement Project</text:p>
      <text:p text:style-name="Standard">b) Maintenance Project</text:p>
      <text:p text:style-name="Standard">c) Development Projects</text:p>
      <text:p text:style-name="Standard">d) SQA Projects</text:p>
      <text:p text:style-name="Standard"><text:s/>Mark for Review </text:p>
      <text:p text:style-name="Standard">1 Points </text:p>
      <text:p text:style-name="Standard"><text:s text:c="3"/>Only A <text:s/></text:p>
      <text:p text:style-name="Standard"><text:s text:c="3"/>All client project require PTR (*) <text:s/></text:p>
      <text:p text:style-name="Standard"><text:soft-page-break/><text:s text:c="3"/>A, B and D <text:s/></text:p>
      <text:p text:style-name="Standard"><text:s text:c="3"/>B and C </text:p>
      <text:p text:style-name="Standard"/>
      <text:p text:style-name="Standard"/>
      <text:p text:style-name="Standard">10. <text:s/>What is NOT the intent of the Program Management discipline</text:p>
      <text:p text:style-name="Standard"><text:s/>Mark for Review </text:p>
      <text:p text:style-name="Standard">1 Points </text:p>
      <text:p text:style-name="Standard"><text:s text:c="3"/>To provide necessary trainings <text:s/></text:p>
      <text:p text:style-name="Standard"><text:s text:c="3"/>To provide management attention to delivery <text:s/></text:p>
      <text:p text:style-name="Standard"><text:s text:c="3"/>To manage resource utilization <text:s/></text:p>
      <text:p text:style-name="Standard"><text:s text:c="3"/>Conflict resolution within project team members (*) </text:p>
      <text:p text:style-name="Standard"/>
      <text:p text:style-name="Standard"/>
      <text:p text:style-name="Standard">11. <text:s/>Deployment Plan is BEST prepared in</text:p>
      <text:p text:style-name="Standard"><text:s/>Mark for Review </text:p>
      <text:p text:style-name="Standard">1 Points </text:p>
      <text:p text:style-name="Standard"><text:s text:c="3"/>Transition Phase <text:s/></text:p>
      <text:p text:style-name="Standard"><text:s text:c="3"/>After Construction Phase <text:s/></text:p>
      <text:p text:style-name="Standard"><text:s text:c="3"/>Early Construction Phase (*) <text:s/></text:p>
      <text:p text:style-name="Standard"><text:s text:c="3"/>Early Elaboration Phase </text:p>
      <text:p text:style-name="Standard"/>
      <text:p text:style-name="Standard"/>
      <text:p text:style-name="Standard">12. <text:s/>What is "Workload analysis" Used for</text:p>
      <text:p text:style-name="Standard"><text:s/>Mark for Review </text:p>
      <text:p text:style-name="Standard">1 Points </text:p>
      <text:p text:style-name="Standard"><text:s text:c="3"/>Arriving at design of the system for handling transaction size <text:s/></text:p>
      <text:p text:style-name="Standard"><text:s text:c="3"/>Arriving at the framework for performance testing (*) <text:s/></text:p>
      <text:p text:style-name="Standard"><text:s text:c="3"/>Arriving at level 3 estimation <text:s/></text:p>
      <text:p text:style-name="Standard"><text:s text:c="3"/>Arriving at leveling of work allocated to team members </text:p>
      <text:p text:style-name="Standard"><text:soft-page-break/></text:p>
      <text:p text:style-name="Standard"/>
      <text:p text:style-name="Standard"><text:s/>13. <text:s/>Suyash is the Project Manager. A minor NC is recorded in the project audit regarding absence of certain review report documentation. Suyash contacts the reviewer and gets the documents prepared. What is this response best categorized as</text:p>
      <text:p text:style-name="Standard"><text:s/>Mark for Review </text:p>
      <text:p text:style-name="Standard">1 Points </text:p>
      <text:p text:style-name="Standard"><text:s text:c="3"/>Improvement <text:s/></text:p>
      <text:p text:style-name="Standard"><text:s text:c="3"/>Preventive Action <text:s/></text:p>
      <text:p text:style-name="Standard"><text:s text:c="3"/>Closure <text:s/></text:p>
      <text:p text:style-name="Standard"><text:s text:c="3"/>Correction (*) </text:p>
      <text:p text:style-name="Standard"/>
      <text:p text:style-name="Standard"/>
      <text:p text:style-name="Standard">14. <text:s/>Identify what will NOT be considered as innovation</text:p>
      <text:p text:style-name="Standard"><text:s/>Mark for Review </text:p>
      <text:p text:style-name="Standard">1 Points </text:p>
      <text:p text:style-name="Standard"><text:s text:c="3"/>Initiatives involved with Significant gains <text:s/></text:p>
      <text:p text:style-name="Standard"><text:s text:c="3"/>New practices brought in to comply with a new model or standard to cater to the business (*) <text:s/></text:p>
      <text:p text:style-name="Standard"><text:s text:c="3"/>Initiatives with High cost of definition and implementation <text:s/></text:p>
      <text:p text:style-name="Standard"><text:s text:c="3"/>Initiatives with Organizational Impact </text:p>
      <text:p text:style-name="Standard"/>
      <text:p text:style-name="Standard"/>
      <text:p text:style-name="Standard">15. <text:s/>Suyash is the Project Manager. His project contains a large code base. He is selecting the codes that would be subjected to code review. Which is the BEST method for selecting the candidate codes?</text:p>
      <text:p text:style-name="Standard"><text:s/>Mark for Review </text:p>
      <text:p text:style-name="Standard">1 Points </text:p>
      <text:p text:style-name="Standard"><text:s text:c="3"/>Atleast one code per category (maintenance/report etc) <text:s/></text:p>
      <text:p text:style-name="Standard"><text:s text:c="3"/>Codes which pose a significant risk on not getting reviewed (*) <text:s/></text:p>
      <text:p text:style-name="Standard"><text:s text:c="3"/>Atleast one code per module <text:s/></text:p>
      <text:p text:style-name="Standard"><text:s text:c="3"/>Atleast one code per developer </text:p>
      <text:p text:style-name="Standard"><text:soft-page-break/></text:p>
      <text:p text:style-name="Standard"/>
      <text:p text:style-name="Standard">16. <text:s/>A project manager decides to identify and map dependent requirements. Which artifact would be an output of this</text:p>
      <text:p text:style-name="Standard"><text:s/>Mark for Review </text:p>
      <text:p text:style-name="Standard">1 Points </text:p>
      <text:p text:style-name="Standard"><text:s text:c="3"/>Scope and Traceability Matrix (*) <text:s/></text:p>
      <text:p text:style-name="Standard"><text:s text:c="3"/>BRS Log <text:s/></text:p>
      <text:p text:style-name="Standard"><text:s text:c="3"/>Business Requirement Specification <text:s/></text:p>
      <text:p text:style-name="Standard"><text:s text:c="3"/>Detail Software Requirement Specification </text:p>
      <text:p text:style-name="Standard"/>
      <text:p text:style-name="Standard"/>
      <text:p text:style-name="Standard">17. <text:s/>Sumathi is the Quality Partner for a Project. What is Sumathi's role in developing the PTR for the project</text:p>
      <text:p text:style-name="Standard"><text:s/>Mark for Review </text:p>
      <text:p text:style-name="Standard">1 Points </text:p>
      <text:p text:style-name="Standard"><text:s text:c="3"/>Modifies the PTR <text:s/></text:p>
      <text:p text:style-name="Standard"><text:s text:c="3"/>Publish the PTR <text:s/></text:p>
      <text:p text:style-name="Standard"><text:s text:c="3"/>Maintain PTR <text:s/></text:p>
      <text:p text:style-name="Standard"><text:s text:c="3"/>Review PTR (*) </text:p>
      <text:p text:style-name="Standard"/>
      <text:p text:style-name="Standard"/>
      <text:p text:style-name="Standard">18. <text:s/>What is normally NOT discussed in an Account Delivery Review</text:p>
      <text:p text:style-name="Standard"><text:s/>Mark for Review </text:p>
      <text:p text:style-name="Standard">1 Points </text:p>
      <text:p text:style-name="Standard"><text:s text:c="3"/>Project Account Receivable status (*) <text:s/></text:p>
      <text:p text:style-name="Standard"><text:s text:c="3"/>Significant Project Risks <text:s/></text:p>
      <text:p text:style-name="Standard"><text:s text:c="3"/>Client Satisfaction <text:s/></text:p>
      <text:p text:style-name="Standard"><text:s text:c="3"/>Team Morale </text:p>
      <text:p text:style-name="Standard"><text:soft-page-break/></text:p>
      <text:p text:style-name="Standard"/>
      <text:p text:style-name="Standard">19. <text:s/>Shyam is the technical architect for developing a configuration management system. The system will store identified CI and track their lifecycle. System features are heavily dependent on the state of the CI at any point in time. What would BEST help Shyam in detailing the system design</text:p>
      <text:p text:style-name="Standard"><text:s/>Mark for Review </text:p>
      <text:p text:style-name="Standard">1 Points </text:p>
      <text:p text:style-name="Standard"><text:s text:c="3"/>Entity Relationship diagrams <text:s/></text:p>
      <text:p text:style-name="Standard"><text:s text:c="3"/>State Chart Diagram (*) <text:s/></text:p>
      <text:p text:style-name="Standard"><text:s text:c="3"/>Data Flow Diagrams <text:s/></text:p>
      <text:p text:style-name="Standard"><text:s text:c="3"/>Use Case Modeling </text:p>
      <text:p text:style-name="Standard"/>
      <text:p text:style-name="Standard"/>
      <text:p text:style-name="Standard">20. <text:s/>Which of the following is FALSE?</text:p>
      <text:p text:style-name="Standard"><text:s/>Mark for Review </text:p>
      <text:p text:style-name="Standard">1 Points </text:p>
      <text:p text:style-name="Standard"><text:s text:c="3"/>Project team can choose not to record any Minutes of Meeting (*) <text:s/></text:p>
      <text:p text:style-name="Standard"><text:s text:c="3"/>Project team can define their own template for QATP <text:s/></text:p>
      <text:p text:style-name="Standard"><text:s text:c="3"/>Project team can define their own engineering guidelines, provided they are signed off by appropriate stakeholder <text:s/></text:p>
      <text:p text:style-name="Standard"><text:s text:c="3"/>Project team can define metric specific to their projects </text:p>
      <text:p text:style-name="Standard"/>
      <text:p text:style-name="Standard"/>
      <text:p text:style-name="Standard">21. <text:s/>Identify the PRIMARY benefit of a DAR process</text:p>
      <text:p text:style-name="Standard"><text:s/>Mark for Review </text:p>
      <text:p text:style-name="Standard">1 Points </text:p>
      <text:p text:style-name="Standard"><text:s text:c="3"/>Provides a framework for option analysis and removes bias (*) <text:s/></text:p>
      <text:p text:style-name="Standard"><text:s text:c="3"/>Helps justify costs <text:s/></text:p>
      <text:p text:style-name="Standard"><text:s text:c="3"/>Demonstrates thought leadership <text:s/></text:p>
      <text:p text:style-name="Standard"><text:s text:c="3"/>Provides Compliance to CMMI requirement </text:p>
      <text:p text:style-name="Standard"><text:soft-page-break/></text:p>
      <text:p text:style-name="Standard"/>
      <text:p text:style-name="Standard">22. <text:s/>What is the PRIMARY intent of an account delivery review?</text:p>
      <text:p text:style-name="Standard"><text:s/>Mark for Review </text:p>
      <text:p text:style-name="Standard">1 Points </text:p>
      <text:p text:style-name="Standard"><text:s text:c="3"/>To provide a platform for knowledge sharing within an account <text:s/></text:p>
      <text:p text:style-name="Standard"><text:s text:c="3"/>To review and provide management support to meet delivery (*) <text:s/></text:p>
      <text:p text:style-name="Standard"><text:s text:c="3"/>To review projects which have effort or schedule variances greater than 20% <text:s/></text:p>
      <text:p text:style-name="Standard"><text:s text:c="3"/>To ensure senior management attention for high risk items </text:p>
      <text:p text:style-name="Standard"/>
      <text:p text:style-name="Standard"/>
      <text:p text:style-name="Standard">23. <text:s/>What is of LEAST importance as an input to process improvement initiatives</text:p>
      <text:p text:style-name="Standard"><text:s/>Mark for Review </text:p>
      <text:p text:style-name="Standard">1 Points </text:p>
      <text:p text:style-name="Standard"><text:s text:c="3"/>Internal Audit Report <text:s/></text:p>
      <text:p text:style-name="Standard"><text:s text:c="3"/>Team Score Card (*) <text:s/></text:p>
      <text:p text:style-name="Standard"><text:s text:c="3"/>Project Risk List <text:s/></text:p>
      <text:p text:style-name="Standard"><text:s text:c="3"/>QA Testing reports </text:p>
      <text:p text:style-name="Standard"/>
      <text:p text:style-name="Standard"/>
      <text:p text:style-name="Standard">24. <text:s/>What does the term "Living" <text:s/>indicate when it is associated with an Artifact?</text:p>
      <text:p text:style-name="Standard"><text:s/>Mark for Review </text:p>
      <text:p text:style-name="Standard">1 Points </text:p>
      <text:p text:style-name="Standard"><text:s text:c="3"/>Artifact that provides the framework for execution <text:s/></text:p>
      <text:p text:style-name="Standard"><text:s text:c="3"/>Artifact that is going to be updated throughout the project lifecycle (*) <text:s/></text:p>
      <text:p text:style-name="Standard"><text:s text:c="3"/>Artifact related to Project Management <text:s/></text:p>
      <text:p text:style-name="Standard"><text:s text:c="3"/>Artifact that is going to be reviewed and enhanced </text:p>
      <text:p text:style-name="Standard"/>
      <text:p text:style-name="Standard"/>
      <text:p text:style-name="Standard"><text:soft-page-break/>25. <text:s/>Sudha is to lead a project for a client in Japan. Language constraint is identified as a key challenge in the requirement gathering phase. What is the MOST effective method to be adopted</text:p>
      <text:p text:style-name="Standard"><text:s/>Mark for Review </text:p>
      <text:p text:style-name="Standard">1 Points </text:p>
      <text:p text:style-name="Standard"><text:s text:c="3"/>Recruit a local business analyst <text:s/></text:p>
      <text:p text:style-name="Standard"><text:s text:c="3"/>Usage of "Use Case Diagramming Method (*) <text:s/></text:p>
      <text:p text:style-name="Standard"><text:s text:c="3"/>Japanese Language training for her key team members <text:s/></text:p>
      <text:p text:style-name="Standard"><text:s text:c="3"/>Configure extra time for gathering requirements </text:p>
      <text:p text:style-name="Standard"/>
      <text:p text:style-name="Standard"/>
      <text:p text:style-name="Standard">26. <text:s/>What is NOT a key criteria for evaluating adequacy of a requirement statement</text:p>
      <text:p text:style-name="Standard"><text:s/>Mark for Review </text:p>
      <text:p text:style-name="Standard">1 Points </text:p>
      <text:p text:style-name="Standard"><text:s text:c="3"/>Accurate <text:s/></text:p>
      <text:p text:style-name="Standard"><text:s text:c="3"/>Secure (*) <text:s/></text:p>
      <text:p text:style-name="Standard"><text:s text:c="3"/>Simple <text:s/></text:p>
      <text:p text:style-name="Standard"><text:s text:c="3"/>Verifiable </text:p>
      <text:p text:style-name="Standard"/>
      <text:p text:style-name="Standard"/>
      <text:p text:style-name="Standard">27. <text:s/>All of the following about Defect Density is true EXCEPT</text:p>
      <text:p text:style-name="Standard"><text:s/>Mark for Review </text:p>
      <text:p text:style-name="Standard">1 Points </text:p>
      <text:p text:style-name="Standard"><text:s text:c="3"/>One of the most important metrics that determines the state of the project <text:s/></text:p>
      <text:p text:style-name="Standard"><text:s text:c="3"/>The higher the defect density, the more the rework <text:s/></text:p>
      <text:p text:style-name="Standard"><text:s text:c="3"/>Has an impact on Productivity of the team <text:s/></text:p>
      <text:p text:style-name="Standard"><text:s text:c="3"/>Could have an impact on the size of the system, the higher the defect density, the greater the size (*) </text:p>
      <text:p text:style-name="Standard"/>
      <text:p text:style-name="Standard"/>
      <text:p text:style-name="Standard">28. <text:s/>What is the purpose of Refactoring the code</text:p>
      <text:p text:style-name="Standard"><text:soft-page-break/>A configuration management plan will provide for all information BUT Mark for Review </text:p>
      <text:p text:style-name="Standard">1 Points </text:p>
      <text:p text:style-name="Standard"><text:s text:c="3"/>Improve Communication <text:s/></text:p>
      <text:p text:style-name="Standard"><text:s text:c="3"/>Simplify the Code <text:s/></text:p>
      <text:p text:style-name="Standard"><text:s text:c="3"/>Add Flexibility <text:s/></text:p>
      <text:p text:style-name="Standard"><text:s text:c="3"/>All the options (*) </text:p>
      <text:p text:style-name="Standard"/>
      <text:p text:style-name="Standard"/>
      <text:p text:style-name="Standard">29. <text:s/>What is the <text:bookmark-start text:name="_GoBack"/>applicability of the <text:bookmark-end text:name="_GoBack"/>program management discipline</text:p>
      <text:p text:style-name="Standard"><text:s/>Mark for Review </text:p>
      <text:p text:style-name="Standard">1 Points </text:p>
      <text:p text:style-name="Standard"><text:s text:c="3"/>T&amp;M projects <text:s/></text:p>
      <text:p text:style-name="Standard"><text:s text:c="3"/>All the options (*) <text:s/></text:p>
      <text:p text:style-name="Standard"><text:s text:c="3"/>Pre sales projects <text:s/></text:p>
      <text:p text:style-name="Standard"><text:s text:c="3"/>Maintenance Projects </text:p>
      <text:p text:style-name="Standard"/>
      <text:p text:style-name="Standard"/>
      <text:p text:style-name="Standard">30. <text:s/>Identify the activity that will NOT lead to a change request</text:p>
      <text:p text:style-name="Standard"><text:s/>Mark for Review </text:p>
      <text:p text:style-name="Standard">1 Points </text:p>
      <text:p text:style-name="Standard"><text:s text:c="3"/>Client Requirement <text:s/></text:p>
      <text:p text:style-name="Standard"><text:s text:c="3"/>None of the Options (*) <text:s/></text:p>
      <text:p text:style-name="Standard"><text:s text:c="3"/>QA Testing <text:s/></text:p>
      <text:p text:style-name="Standard"><text:s text:c="3"/>Code Review</text:p>
      <text:p text:style-name="Standard"/>
      <text:p text:style-name="Standard">1. <text:s/>What is NOT a key criteria for evaluating adequacy of a requirement statement</text:p>
      <text:p text:style-name="Standard"><text:s/>Secure (*)</text:p>
      <text:p text:style-name="Standard"/>
      <text:p text:style-name="Standard">2.What does the term "Living" <text:s/>indicate when it is associated with an Artifact?</text:p>
      <text:p text:style-name="Standard"><text:soft-page-break/>Artifact that is going to be updated throughout the project lifecycle (*)</text:p>
      <text:p text:style-name="Standard"/>
      <text:p text:style-name="Standard">3. <text:s/>Risk Mitigation must be performed for:</text:p>
      <text:p text:style-name="Standard"><text:s/>High Risks (*)</text:p>
      <text:p text:style-name="Standard"><text:s/></text:p>
      <text:p text:style-name="Standard">4. <text:s/>Sudha is to lead a project for a client in Japan. Language constraint is identified as a key challenge in the requirement gathering phase. What is the MOST effective method to be adopted</text:p>
      <text:p text:style-name="Standard"><text:s/></text:p>
      <text:p text:style-name="Standard">Usage of "Use Case Diagramming Method (*)</text:p>
      <text:p text:style-name="Standard"/>
      <text:p text:style-name="Standard">5. <text:s/>Which among the list below is the PRIMARY source of the project goals in the Metrics Selection Tool?</text:p>
      <text:p text:style-name="Standard"><text:s/>Process Performance Baseline (PPB) (*)</text:p>
      <text:p text:style-name="Standard"/>
      <text:p text:style-name="Standard">6. <text:s/>Where can one find the information with regards to Testing Standards and Defect Management guidelines?</text:p>
      <text:p text:style-name="Standard"><text:s/>Project Engineering Guidelines (*)</text:p>
      <text:p text:style-name="Standard"/>
      <text:p text:style-name="Standard"/>
      <text:p text:style-name="Standard"><text:s text:c="2"/>The QATP needs to be approved by</text:p>
      <text:p text:style-name="Standard"><text:s/>Project Manager and Test Analyst (*)</text:p>
      <text:p text:style-name="Standard"/>
      <text:p text:style-name="Standard">What is the purpose of Refactoring the code</text:p>
      <text:p text:style-name="Standard">All the options (*)</text:p>
      <text:p text:style-name="Standard"/>
      <text:p text:style-name="Standard"/>
      <text:p text:style-name="Standard">9. <text:s/>Identify the activity that will NOT lead to a change request</text:p>
      <text:p text:style-name="Standard"><text:s/>None of the Options (*)</text:p>
      <text:p text:style-name="Standard"/>
      <text:p text:style-name="Standard">10. <text:s/>What is the applicability of the program management discipline</text:p>
      <text:p text:style-name="Standard"><text:soft-page-break/><text:s/>All the options (*)</text:p>
      <text:p text:style-name="Standard"/>
      <text:p text:style-name="Standard"/>
      <text:p text:style-name="Standard">11. <text:s/>Sumathy is testing her unit. She is using her peer reviewed Developer Test Plan to check her program. She finds that a critical test mentioned in her test case is not being met by her unit. She fears this will involve a lot of rework and hence a delay in delivery. What Sumathy should FIRST do</text:p>
      <text:p text:style-name="Standard"><text:s/>Sumathy should understand the impact of this test defect (*)</text:p>
      <text:p text:style-name="Standard"/>
      <text:p text:style-name="Standard"><text:s/>Project Approach Document is owned by:</text:p>
      <text:p text:style-name="Standard"><text:s/>Project Manager (*)</text:p>
      <text:p text:style-name="Standard"/>
      <text:p text:style-name="Standard"><text:s text:c="2"/>The project team develops various artifacts through out the project. Where does the review plan related to these artifacts documented?</text:p>
      <text:p text:style-name="Standard"><text:s/></text:p>
      <text:p text:style-name="Standard">PAD (*)</text:p>
      <text:p text:style-name="Standard"/>
      <text:p text:style-name="Standard">14. <text:s/>Identify what is NOT an activity of the Process Management Discipline</text:p>
      <text:p text:style-name="Standard"><text:s/>Monitor Project Audit Results (*)</text:p>
      <text:p text:style-name="Standard"/>
      <text:p text:style-name="Standard"><text:s/>15.All these are valid expectation from an implementation model EXCEPT:</text:p>
      <text:p text:style-name="Standard"><text:s/>Number of implementation layers is less than ten (*)</text:p>
      <text:p text:style-name="Standard"/>
      <text:p text:style-name="Standard"><text:s/>16.While performing code review, the OUTPUT(S) can be</text:p>
      <text:p text:style-name="Standard"><text:s/>Change Request and Defect Log (*)</text:p>
      <text:p text:style-name="Standard"/>
      <text:p text:style-name="Standard">17.Identify who is authorized to raise a change request in a project?</text:p>
      <text:p text:style-name="Standard">Any Project Staff (*)</text:p>
      <text:p text:style-name="Standard"/>
      <text:p text:style-name="Standard">18. <text:s/>What is verification and validation?</text:p>
      <text:p text:style-name="Standard"><text:s/>"Build the product right" and "Build the right product" (*)</text:p>
      <text:p text:style-name="Standard"><text:soft-page-break/></text:p>
      <text:p text:style-name="Standard"><text:s text:c="2"/>19.Shyam is the technical architect for developing a configuration management system. The system will store identified CI and track their lifecycle. System features are heavily dependent on the state of the CI at any point in time. What would BEST help Shyam in detailing the system design</text:p>
      <text:p text:style-name="Standard"><text:s/></text:p>
      <text:p text:style-name="Standard"/>
      <text:p text:style-name="Standard"><text:s text:c="3"/>State Chart Diagram (*) </text:p>
      <text:p text:style-name="Standard"/>
      <text:p text:style-name="Standard"/>
      <text:p text:style-name="Standard">20.Identify what is NOT tracked normally as a part of Project Status Reviews</text:p>
      <text:p text:style-name="Standard"/>
      <text:p text:style-name="Standard"><text:s text:c="3"/>Team Score Card (*) </text:p>
      <text:p text:style-name="Standard"/>
      <text:p text:style-name="Standard">21. <text:s/>Risk tracking during project execution is done using:</text:p>
      <text:p text:style-name="Standard"><text:s/>Project risk list (*)</text:p>
      <text:p text:style-name="Standard"/>
      <text:p text:style-name="Standard"/>
      <text:p text:style-name="Standard">22. <text:s/>Which document contains the naming conventions for the database tables to be used in the project?</text:p>
      <text:p text:style-name="Standard"><text:s/>Project Engineering Guideline (*)</text:p>
      <text:p text:style-name="Standard"/>
      <text:p text:style-name="Standard">23. <text:s/>A project manager decides to identify and map dependent requirements. Which artifact would be an output of this</text:p>
      <text:p text:style-name="Standard"/>
      <text:p text:style-name="Standard"><text:s text:c="3"/>Scope and Traceability Matrix (*) </text:p>
      <text:p text:style-name="Standard"/>
      <text:p text:style-name="Standard">24. <text:s/>Management of Acceptance tests is the activity performed by</text:p>
      <text:p text:style-name="Standard"/>
      <text:p text:style-name="Standard"><text:s text:c="3"/>Deployment Manager (*) </text:p>
      <text:p text:style-name="Standard"/>
      <text:p text:style-name="Standard"><text:soft-page-break/>25. <text:s/>Your project receives requirements from the client. As a part of understanding of those requirements you or the project team seek clarifications for doubts/queries on the requirements. Which of the following is applicable</text:p>
      <text:p text:style-name="Standard"/>
      <text:p text:style-name="Standard"><text:s text:c="3"/>Develop Q&amp;A document (*) </text:p>
      <text:p text:style-name="Standard"/>
      <text:p text:style-name="Standard"/>
      <text:p text:style-name="Standard">26. <text:s/>Identify what is NOT a prerequisite for the "Integrate System" activity</text:p>
      <text:p text:style-name="Standard"><text:s/>Approved Deployment Plan (*)</text:p>
      <text:p text:style-name="Standard"/>
      <text:p text:style-name="Standard">27. <text:s/>Shyam is the technical architect at Virtusa for an online assessment system. For encryption of the questionnaire, he decides to opt for a tool developed by the popular vendor AES. What is the MOST important activity that shyam is to do next?</text:p>
      <text:p text:style-name="Standard"/>
      <text:p text:style-name="Standard"><text:s text:c="3"/>He should obtain approval to use the tool from the Project Manager (*) </text:p>
      <text:p text:style-name="Standard"/>
      <text:p text:style-name="Standard">28. <text:s/>Who is responsible for conducting Contract Compliance review</text:p>
      <text:p text:style-name="Standard"><text:s/>Account Owner (*)</text:p>
      <text:p text:style-name="Standard"/>
      <text:p text:style-name="Standard">29. <text:s/>At the end of an audit, who is responsible for classification of the findings as Major NC / Minor NC and AFI</text:p>
      <text:p text:style-name="Standard">The Auditors as per guidelines provided in the GIP (*)</text:p>
      <text:p text:style-name="Standard"/>
      <text:p text:style-name="Standard"><text:s text:c="4"/></text:p>
      <text:p text:style-name="Standard"><text:s text:c="2"/>30. <text:s/>Where do you find the list of Business Objectives of Virtusa?</text:p>
      <text:p text:style-name="Standard"><text:s/></text:p>
      <text:p text:style-name="Standard">Metrics Description Document (MDD) (*)</text:p>
      <text:p text:style-name="Standard"><text:s/></text:p>
      <text:p text:style-name="Standard">Defect to Remark Ratio metric is a DIRECT indicator of</text:p>
      <text:p text:style-name="Standard"><text:s/>Mark for Review </text:p>
      <text:p text:style-name="Standard"><text:soft-page-break/>1 Points </text:p>
      <text:p text:style-name="Standard"><text:s text:c="3"/>Efficiency of the requirements review <text:s/></text:p>
      <text:p text:style-name="Standard"><text:s text:c="3"/>Effectiveness of defect fixing by the development team <text:s/></text:p>
      <text:p text:style-name="Standard"><text:s text:c="3"/>Capability of the designer / architect <text:s/></text:p>
      <text:p text:style-name="Standard"><text:s text:c="3"/>Efficiency of the QA Test Team (*) </text:p>
      <text:p text:style-name="Standard"/>
      <text:p text:style-name="Standard"/>
      <text:p text:style-name="Standard">Identify what is NOT a direct intent of Change Management Process</text:p>
      <text:p text:style-name="Standard"><text:s/>Mark for Review </text:p>
      <text:p text:style-name="Standard">1 Points </text:p>
      <text:p text:style-name="Standard"><text:s text:c="3"/>Consistent implementation of approved change <text:s/></text:p>
      <text:p text:style-name="Standard"><text:s text:c="3"/>Control of effort variance (*) <text:s/></text:p>
      <text:p text:style-name="Standard"><text:s text:c="3"/>Ascertaining impact of change <text:s/></text:p>
      <text:p text:style-name="Standard"><text:s text:c="3"/>Prevent implementation of unauthorized changes </text:p>
      <text:p text:style-name="Standard"/>
      <text:p text:style-name="Standard"/>
      <text:p text:style-name="Standard">While performing the Detailed Design of a system, significant number of requirement related changes arise. What could have BEST avoided this situation</text:p>
      <text:p text:style-name="Standard"><text:s/>Mark for Review </text:p>
      <text:p text:style-name="Standard">1 Points </text:p>
      <text:p text:style-name="Standard"><text:s text:c="3"/>SARB review should have been done on requirements <text:s/></text:p>
      <text:p text:style-name="Standard"><text:s text:c="3"/>Non-functional requirements should have been captured better <text:s/></text:p>
      <text:p text:style-name="Standard"><text:s text:c="3"/>Requirements should have been reviewed by the technical architect <text:s/></text:p>
      <text:p text:style-name="Standard"><text:s text:c="3"/>System Analysis should have considered preliminary design implication (*) </text:p>
      <text:p text:style-name="Standard"/>
      <text:p text:style-name="Standard"/>
      <text:p text:style-name="Standard">Due to time constraint the team <text:s/>has only limited time to close comments arising out of the workproduct audit. What should be the BEST consideration to identify the subset of comments for closure?</text:p>
      <text:p text:style-name="Standard"><text:s/>Mark for Review </text:p>
      <text:p text:style-name="Standard"><text:soft-page-break/>1 Points </text:p>
      <text:p text:style-name="Standard"><text:s text:c="3"/>All comments that are related to end user reports need to be closed <text:s/></text:p>
      <text:p text:style-name="Standard"><text:s text:c="3"/>All comments that are related to processing codes need to be fixed <text:s/></text:p>
      <text:p text:style-name="Standard"><text:s text:c="3"/>All comments excluding comments related to code documentation need to be closed <text:s/></text:p>
      <text:p text:style-name="Standard"><text:s text:c="3"/>All comments whose impact on non-implementation is high needs to be closed (*) </text:p>
      <text:p text:style-name="Standard"/>
      <text:p text:style-name="Standard"/>
      <text:p text:style-name="Standard">Which of the following activities is NOT owned by PM?</text:p>
      <text:p text:style-name="Standard"><text:s/>Mark for Review </text:p>
      <text:p text:style-name="Standard">1 Points </text:p>
      <text:p text:style-name="Standard"><text:s text:c="3"/>Publish Account Status Report (*) <text:s/></text:p>
      <text:p text:style-name="Standard"><text:s text:c="3"/>Perform Root cause analysis <text:s/></text:p>
      <text:p text:style-name="Standard"><text:s text:c="3"/>Establish estimates <text:s/></text:p>
      <text:p text:style-name="Standard"><text:s text:c="3"/>Conduct client satisfaction survey </text:p>
      <text:p text:style-name="Standard"/>
      <text:p text:style-name="Standard"/>
      <text:p text:style-name="Standard"/>
      <text:p text:style-name="Standard">Which of the following is FALSE?</text:p>
      <text:p text:style-name="Standard"><text:s/>Mark for Review </text:p>
      <text:p text:style-name="Standard">1 Points </text:p>
      <text:p text:style-name="Standard"><text:s text:c="3"/>Project team can choose not to record any Minutes of Meeting (*) <text:s/></text:p>
      <text:p text:style-name="Standard"><text:s text:c="3"/>Project team can define their own template for QATP <text:s/></text:p>
      <text:p text:style-name="Standard"><text:s text:c="3"/>Project team can define their own engineering guidelines, provided they are signed off by appropriate stakeholder <text:s/></text:p>
      <text:p text:style-name="Standard"><text:s text:c="3"/>Project team can define metric specific to their projects </text:p>
      <text:p text:style-name="Standard"/>
      <text:p text:style-name="Standard"/>
      <text:p text:style-name="Standard"><text:s/>As per GIP, inception review is to take place</text:p>
      <text:p text:style-name="Standard"><text:s/>Mark for Review </text:p>
      <text:p text:style-name="Standard"><text:soft-page-break/>1 Points </text:p>
      <text:p text:style-name="Standard"><text:s text:c="3"/>There is no fixed time frame for inception review <text:s/></text:p>
      <text:p text:style-name="Standard"><text:s text:c="3"/>Along with occurrence of the first milestone <text:s/></text:p>
      <text:p text:style-name="Standard"><text:s text:c="3"/>Along with the internal kick off meeting <text:s/></text:p>
      <text:p text:style-name="Standard"><text:s text:c="3"/>By the 10th working day of the project start (*) </text:p>
      <text:p text:style-name="Standard"/>
      <text:p text:style-name="Standard"/>
      <text:p text:style-name="Standard">Identify who is responsible for the activity "Facilitate Process Institutionalization"</text:p>
      <text:p text:style-name="Standard"><text:s/>Mark for Review </text:p>
      <text:p text:style-name="Standard">1 Points </text:p>
      <text:p text:style-name="Standard"><text:s text:c="3"/>Project Manager <text:s/></text:p>
      <text:p text:style-name="Standard"><text:s text:c="3"/>Senior Management <text:s/></text:p>
      <text:p text:style-name="Standard"><text:s text:c="3"/>Every one in the project staff <text:s/></text:p>
      <text:p text:style-name="Standard"><text:s text:c="3"/>Account Quality Partner (*) <text:s/></text:p>
      <text:p text:style-name="Standard"><text:s text:c="5"/></text:p>
      <text:p text:style-name="Standard"/>
      <text:p text:style-name="Standard"/>
      <text:p text:style-name="Standard">The Team kickoff Meeting:</text:p>
      <text:p text:style-name="Standard"><text:s/>Mark for Review </text:p>
      <text:p text:style-name="Standard">1 Points </text:p>
      <text:p text:style-name="Standard"><text:s text:c="3"/>Is not mandatory for development projects <text:s/></text:p>
      <text:p text:style-name="Standard"><text:s text:c="3"/>Is mandatory for all projects (*) <text:s/></text:p>
      <text:p text:style-name="Standard"><text:s text:c="3"/>Is not mandatory for testing projects <text:s/></text:p>
      <text:p text:style-name="Standard"><text:s text:c="3"/>Can be tailored if Client Kickoff is conducted </text:p>
      <text:p text:style-name="Standard"/>
      <text:p text:style-name="Standard"/>
      <text:p text:style-name="Standard"><text:s/>Surya reviewed the piece of code developed by Sujatha and reported the following in Chorus:</text:p>
      <text:p text:style-name="Standard">Enhancements - 3 Suggestions - 2</text:p>
      <text:p text:style-name="Standard">Defects - 7 Clarifications - 4</text:p>
      <text:p text:style-name="Standard"><text:soft-page-break/>Which of the following numbers should be used for computing the defect metrics other than "Defect to Remark Ratio"?</text:p>
      <text:p text:style-name="Standard"><text:s/>Mark for Review </text:p>
      <text:p text:style-name="Standard">1 Points </text:p>
      <text:p text:style-name="Standard"><text:s text:c="3"/>7 (only defects) (*) <text:s/></text:p>
      <text:p text:style-name="Standard"><text:s text:c="3"/>7 (Enhancements + Clarifications) <text:s/></text:p>
      <text:p text:style-name="Standard"><text:s text:c="3"/>5 (Enhancements + Suggestions) <text:s/></text:p>
      <text:p text:style-name="Standard"><text:s text:c="3"/>11 (Defects + Clarifications) </text:p>
      <text:p text:style-name="Standard"/>
      <text:p text:style-name="Standard"/>
      <text:p text:style-name="Standard">Sumathy is testing her unit. She is using her peer reviewed Developer Test Plan to check her program. She finds that a critical test mentioned in her test case is not being met by her unit. She fears this will involve a lot of rework and hence a delay in delivery. What Sumathy should FIRST do</text:p>
      <text:p text:style-name="Standard"><text:s/>Mark for Review </text:p>
      <text:p text:style-name="Standard">1 Points </text:p>
      <text:p text:style-name="Standard"><text:s text:c="3"/>Sumathy should raise a change request <text:s/></text:p>
      <text:p text:style-name="Standard"><text:s text:c="3"/>Sumathy should continue to complete the testing <text:s text:c="2"/></text:p>
      <text:p text:style-name="Standard"><text:s text:c="3"/>Sumathy should understand the impact of this test defect (*) <text:s/></text:p>
      <text:p text:style-name="Standard"><text:s text:c="3"/>Sumathy should proceed with the defect closure </text:p>
      <text:p text:style-name="Standard"/>
      <text:p text:style-name="Standard"/>
      <text:p text:style-name="Standard">A project manager is identifying the criteria to select solutions during design with respect to Technologies, COTS products, Reusable components and/or Design approaches etc. The project manager is</text:p>
      <text:p text:style-name="Standard"><text:s/>Mark for Review </text:p>
      <text:p text:style-name="Standard">1 Points </text:p>
      <text:p text:style-name="Standard"><text:s text:c="3"/>Selecting alternative solutions <text:s/></text:p>
      <text:p text:style-name="Standard"><text:s text:c="3"/>Establishing design interfaces <text:s/></text:p>
      <text:p text:style-name="Standard"><text:s text:c="3"/>Performing Decision Analysis (*) <text:s/></text:p>
      <text:p text:style-name="Standard"><text:s text:c="3"/>Developing a design <text:s/></text:p>
      <text:p text:style-name="Standard"><text:soft-page-break/><text:s text:c="5"/></text:p>
      <text:p text:style-name="Standard"/>
      <text:p text:style-name="Standard">What is "Workload analysis" Used for</text:p>
      <text:p text:style-name="Standard"><text:s/>Mark for Review </text:p>
      <text:p text:style-name="Standard">1 Points </text:p>
      <text:p text:style-name="Standard"><text:s text:c="3"/>Arriving at level 3 estimation <text:s/></text:p>
      <text:p text:style-name="Standard"><text:s text:c="3"/>Arriving at the framework for performance testing (*) <text:s/></text:p>
      <text:p text:style-name="Standard"><text:s text:c="3"/>Arriving at design of the system for handling transaction size <text:s/></text:p>
      <text:p text:style-name="Standard"><text:s text:c="3"/>Arriving at leveling of work allocated to team members </text:p>
      <text:p text:style-name="Standard"/>
      <text:p text:style-name="Standard"/>
      <text:p text:style-name="Standard"><text:s text:c="2"/>Identify the statement that is NOT correct with respect to PTR</text:p>
      <text:p text:style-name="Standard"><text:s/>Mark for Review </text:p>
      <text:p text:style-name="Standard">1 Points </text:p>
      <text:p text:style-name="Standard"><text:s text:c="3"/>PTR is created in the early inception Phase <text:s/></text:p>
      <text:p text:style-name="Standard"><text:s text:c="3"/>PTR is frozen at inception phase and used subsequently as guiding principle (*) <text:s/></text:p>
      <text:p text:style-name="Standard"><text:s text:c="3"/>PTR is used for internal audit <text:s/></text:p>
      <text:p text:style-name="Standard"><text:s text:c="3"/>PTR is owned by the Project Manager </text:p>
      <text:p text:style-name="Standard"/>
      <text:p text:style-name="Standard"/>
      <text:p text:style-name="Standard">Who is responsible for verifying closure of all the configuration audit findings and action points?</text:p>
      <text:p text:style-name="Standard"><text:s/>Mark for Review </text:p>
      <text:p text:style-name="Standard">1 Points </text:p>
      <text:p text:style-name="Standard"><text:s text:c="3"/>All the options <text:s/></text:p>
      <text:p text:style-name="Standard"><text:s text:c="3"/>Configuration Manager <text:s/></text:p>
      <text:p text:style-name="Standard"><text:s text:c="3"/>Configuration Auditor (*) <text:s/></text:p>
      <text:p text:style-name="Standard"><text:s text:c="3"/>Project Manager </text:p>
      <text:p text:style-name="Standard"/>
      <text:p text:style-name="Standard"/>
      <text:p text:style-name="Standard"><text:soft-page-break/>One of the teams just finished a very challenging and unique project with high CDI. Unfortunately when a similar project came up, the project manager for the previous project executed had left. No one was aware of what needs to be done and how, what value adds could be provided to the client. What should have the PM done to ensure proper preservation of knowledge on project success/failure/lessons learnt/value add to customer?</text:p>
      <text:p text:style-name="Standard"><text:s/>Mark for Review </text:p>
      <text:p text:style-name="Standard">1 Points </text:p>
      <text:p text:style-name="Standard"><text:s text:c="3"/>Create and submit the Project Closure Report and Project Case Study documents (*) <text:s/></text:p>
      <text:p text:style-name="Standard"><text:s text:c="3"/>Conduct meeting with all stakeholders and present the project details <text:s/></text:p>
      <text:p text:style-name="Standard"><text:s text:c="3"/>Document project audit results/performance results <text:s/></text:p>
      <text:p text:style-name="Standard"><text:s text:c="3"/>None of the options </text:p>
      <text:p text:style-name="Standard"/>
      <text:p text:style-name="Standard"/>
      <text:p text:style-name="Standard">What can BEST describe the relationship of Program Management discipline to Project Management?</text:p>
      <text:p text:style-name="Standard"><text:s/>Mark for Review </text:p>
      <text:p text:style-name="Standard">1 Points </text:p>
      <text:p text:style-name="Standard"><text:s text:c="3"/>Program Management is Project Management when applied to large projects <text:s/></text:p>
      <text:p text:style-name="Standard"><text:s text:c="3"/>Program Management Supports Project Management <text:s/></text:p>
      <text:p text:style-name="Standard"><text:s text:c="3"/>Program Management Oversees Project Management (*) <text:s/></text:p>
      <text:p text:style-name="Standard"><text:s text:c="3"/>Program Management is Project Management on larger scope </text:p>
      <text:p text:style-name="Standard"/>
      <text:p text:style-name="Standard"/>
      <text:p text:style-name="Standard">The final product to be validated is identified and recorded in</text:p>
      <text:p text:style-name="Standard"><text:s/>Mark for Review </text:p>
      <text:p text:style-name="Standard">1 Points </text:p>
      <text:p text:style-name="Standard"><text:s text:c="3"/>QATP (*) <text:s/></text:p>
      <text:p text:style-name="Standard"><text:s text:c="3"/>PAD <text:s/></text:p>
      <text:p text:style-name="Standard"><text:s text:c="3"/>PTW <text:s/></text:p>
      <text:p text:style-name="Standard"><text:s text:c="3"/>QATC </text:p>
      <text:p text:style-name="Standard"/>
      <text:p text:style-name="Standard"><text:soft-page-break/></text:p>
      <text:p text:style-name="Standard">Sumathy is performing a configuration audit for a project. From where can she find information regarding individuals authorized for change approval</text:p>
      <text:p text:style-name="Standard"><text:s/>Mark for Review </text:p>
      <text:p text:style-name="Standard">1 Points </text:p>
      <text:p text:style-name="Standard"><text:s text:c="3"/>Change Request Log <text:s/></text:p>
      <text:p text:style-name="Standard"><text:s text:c="3"/>Project Structure Document <text:s/></text:p>
      <text:p text:style-name="Standard"><text:s text:c="3"/>Team Score Card <text:s/></text:p>
      <text:p text:style-name="Standard"><text:s text:c="3"/>Configuration Management Plan (*) </text:p>
      <text:p text:style-name="Standard"/>
      <text:p text:style-name="Standard"/>
      <text:p text:style-name="Standard">At the end of an audit, who is responsible for classification of the findings as Major NC / Minor NC and AFI</text:p>
      <text:p text:style-name="Standard"><text:s/>Mark for Review </text:p>
      <text:p text:style-name="Standard">1 Points </text:p>
      <text:p text:style-name="Standard"><text:s text:c="3"/>The Auditors in consultation with Account Quality Partner <text:s/></text:p>
      <text:p text:style-name="Standard"><text:s text:c="3"/>The Auditors as per guidelines provided in the GIP (*) <text:s/></text:p>
      <text:p text:style-name="Standard"><text:s text:c="3"/>Project Manager, Account Owner and Auditors collectively <text:s/></text:p>
      <text:p text:style-name="Standard"><text:s text:c="3"/>The PQA of the project along with the internal audit team </text:p>
      <text:p text:style-name="Standard"/>
      <text:p text:style-name="Standard"/>
      <text:p text:style-name="Standard"><text:s/>What is of LEAST importance as an input to process improvement initiatives</text:p>
      <text:p text:style-name="Standard"><text:s/>Mark for Review </text:p>
      <text:p text:style-name="Standard">1 Points </text:p>
      <text:p text:style-name="Standard"><text:s text:c="3"/>Project Risk List <text:s/></text:p>
      <text:p text:style-name="Standard"><text:s text:c="3"/>Team Score Card (*) <text:s/></text:p>
      <text:p text:style-name="Standard"><text:s text:c="3"/>QA Testing reports <text:s/></text:p>
      <text:p text:style-name="Standard"><text:s text:c="3"/>Internal Audit Report </text:p>
      <text:p text:style-name="Standard"/>
      <text:p text:style-name="Standard"><text:soft-page-break/></text:p>
      <text:p text:style-name="Standard"><text:s/>Identify the PRIMARY benefit of a DAR process</text:p>
      <text:p text:style-name="Standard"><text:s/>Mark for Review </text:p>
      <text:p text:style-name="Standard">1 Points </text:p>
      <text:p text:style-name="Standard"><text:s text:c="3"/>Provides Compliance to CMMI requirement <text:s/></text:p>
      <text:p text:style-name="Standard"><text:s text:c="3"/>Helps justify costs <text:s/></text:p>
      <text:p text:style-name="Standard"><text:s text:c="3"/>Demonstrates thought leadership <text:s/></text:p>
      <text:p text:style-name="Standard"><text:s text:c="3"/>Provides a framework for option analysis and removes bias (*) </text:p>
      <text:p text:style-name="Standard"/>
      <text:p text:style-name="Standard"/>
      <text:p text:style-name="Standard"><text:s/>What is TRUE about tailoring a PTR?</text:p>
      <text:p text:style-name="Standard"><text:s/>Mark for Review </text:p>
      <text:p text:style-name="Standard">1 Points </text:p>
      <text:p text:style-name="Standard"><text:s text:c="3"/>All Disciplines must be included <text:s/></text:p>
      <text:p text:style-name="Standard"><text:s text:c="3"/>PTR is approved by the Delivery Head <text:s/></text:p>
      <text:p text:style-name="Standard"><text:s text:c="3"/>PTR can be modified during the course of the project (*) <text:s/></text:p>
      <text:p text:style-name="Standard"><text:s text:c="3"/>PTR is not applicable when Client templates are being followed </text:p>
      <text:p text:style-name="Standard"/>
      <text:p text:style-name="Standard"/>
      <text:p text:style-name="Standard">What does the term "Living" <text:s/>indicate when it is associated with an Artifact?</text:p>
      <text:p text:style-name="Standard"><text:s/>Mark for Review </text:p>
      <text:p text:style-name="Standard">1 Points </text:p>
      <text:p text:style-name="Standard"><text:s text:c="3"/>Artifact that is going to be updated throughout the project lifecycle (*) <text:s/></text:p>
      <text:p text:style-name="Standard"><text:s text:c="3"/>Artifact that is going to be reviewed and enhanced <text:s/></text:p>
      <text:p text:style-name="Standard"><text:s text:c="3"/>Artifact related to Project Management <text:s/></text:p>
      <text:p text:style-name="Standard"><text:s text:c="3"/>Artifact that provides the framework for execution </text:p>
      <text:p text:style-name="Standard"/>
      <text:p text:style-name="Standard"/>
      <text:p text:style-name="Standard"><text:soft-page-break/>Where can one find the information with regards to Testing Standards and Defect Management guidelines?</text:p>
      <text:p text:style-name="Standard"><text:s/>Mark for Review </text:p>
      <text:p text:style-name="Standard">1 Points </text:p>
      <text:p text:style-name="Standard"><text:s text:c="3"/>Project Initiation Document <text:s/></text:p>
      <text:p text:style-name="Standard"><text:s text:c="3"/>Quality Assurance Plan <text:s/></text:p>
      <text:p text:style-name="Standard"><text:s text:c="3"/>Project Engineering Guidelines (*) <text:s/></text:p>
      <text:p text:style-name="Standard"><text:s text:c="3"/>Business Requirement Specification </text:p>
      <text:p text:style-name="Standard"/>
      <text:p text:style-name="Standard"/>
      <text:p text:style-name="Standard"/>
      <text:p text:style-name="Standard">The QATP needs to be approved by</text:p>
      <text:p text:style-name="Standard"><text:s/>Mark for Review </text:p>
      <text:p text:style-name="Standard">1 Points </text:p>
      <text:p text:style-name="Standard"><text:s text:c="3"/>Test Analyst <text:s/></text:p>
      <text:p text:style-name="Standard"><text:s text:c="3"/>Project Manager and PQA <text:s/></text:p>
      <text:p text:style-name="Standard"><text:s text:c="3"/>Client <text:s/></text:p>
      <text:p text:style-name="Standard"><text:s text:c="3"/>Project Manager and Test Analyst (*) </text:p>
      <text:p text:style-name="Standard"/>
      <text:p text:style-name="Standard">Shyam is a technical architect at Virtusa. He has been given some documents by his project manager as input documents to design. Which document should he refer for restriction if any on design and technical aspect?</text:p>
      <text:p text:style-name="Standard">Mark for Review </text:p>
      <text:p text:style-name="Standard">1 Points</text:p>
      <text:p text:style-name="Standard"><text:tab/><text:tab/><text:tab/>Architecture Document<text:tab/></text:p>
      <text:p text:style-name="Standard"><text:tab/><text:tab/><text:tab/>Detailed Software Technical design document<text:tab/></text:p>
      <text:p text:style-name="Standard"><text:tab/><text:tab/><text:tab/>Project Engineering Guideline (*)<text:tab/></text:p>
      <text:p text:style-name="Standard"><text:tab/><text:tab/><text:tab/>Detailed Software Requirement Specification</text:p>
      <text:p text:style-name="Standard"/>
      <text:p text:style-name="Standard">1. <text:tab/></text:p>
      <text:p text:style-name="Standard"><text:soft-page-break/>A configuration management plan will provide for all information BUT</text:p>
      <text:p text:style-name="Standard">Mark for Review </text:p>
      <text:p text:style-name="Standard">1 Points</text:p>
      <text:p text:style-name="Standard"><text:tab/><text:tab/><text:tab/>Change Management policies and directives<text:tab/></text:p>
      <text:p text:style-name="Standard"><text:tab/><text:tab/><text:tab/>CCB authorities<text:tab/></text:p>
      <text:p text:style-name="Standard"><text:tab/><text:tab/><text:tab/>Configuration audit schedule<text:tab/></text:p>
      <text:p text:style-name="Standard"><text:tab/><text:tab/><text:tab/>Details of change requests (*)</text:p>
      <text:p text:style-name="Standard"/>
      <text:p text:style-name="Standard">13. <text:tab/></text:p>
      <text:p text:style-name="Standard">Risk management planning encompasses all of the following EXCEPT</text:p>
      <text:p text:style-name="Standard">Mark for Review </text:p>
      <text:p text:style-name="Standard">1 Points</text:p>
      <text:p text:style-name="Standard"><text:tab/><text:tab/><text:tab/>Identifying risks and developing responses (*)<text:tab/></text:p>
      <text:p text:style-name="Standard"><text:tab/><text:tab/><text:tab/>Deciding on the plan for risk management<text:tab/></text:p>
      <text:p text:style-name="Standard"><text:tab/><text:tab/><text:tab/>Deciding risk management process during the project execution<text:tab/></text:p>
      <text:p text:style-name="Standard"><text:tab/><text:tab/><text:tab/>Deciding the risk exposure threshold values beyond which the risks will be escalated<text:tab/></text:p>
      <text:p text:style-name="Standard"><text:tab/><text:tab/><text:tab/></text:p>
      <text:p text:style-name="Standard"/>
      <text:p text:style-name="Standard"><text:tab/>14. <text:tab/></text:p>
      <text:p text:style-name="Standard">Suyash is new to Virtusa. He has to choose the process framework for execution of his project. What would help him in arriving at the MOST appropriate framework for his project</text:p>
      <text:p text:style-name="Standard">Mark for Review </text:p>
      <text:p text:style-name="Standard">1 Points</text:p>
      <text:p text:style-name="Standard"><text:tab/><text:tab/><text:tab/>Project Approach Document<text:tab/></text:p>
      <text:p text:style-name="Standard"><text:tab/><text:tab/><text:tab/>PTR of similar projects (*)<text:tab/></text:p>
      <text:p text:style-name="Standard"><text:tab/><text:tab/><text:tab/>GIP PTR template<text:tab/></text:p>
      <text:p text:style-name="Standard"><text:tab/><text:tab/><text:tab/>Contract document<text:tab/></text:p>
      <text:p text:style-name="Standard"><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Arial, Helvetica, Geneva, sans-serif"/>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ndhan Rajaraman</meta:initial-creator>
    <meta:editing-cycles>2</meta:editing-cycles>
    <meta:creation-date>2016-04-20T09:55:00</meta:creation-date>
    <dc:date>2017-06-30T14:26:04.12</dc:date>
    <meta:editing-duration>PT58M18S</meta:editing-duration>
    <meta:generator>OpenOffice.org/3.4.1$Win32 OpenOffice.org_project/341m1$Build-9593</meta:generator>
    <meta:document-statistic meta:table-count="0" meta:image-count="0" meta:object-count="0" meta:page-count="34" meta:paragraph-count="744" meta:word-count="4803" meta:character-count="308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